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067dc" officeooo:paragraph-rsid="000067dc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4pt" officeooo:rsid="000067dc" officeooo:paragraph-rsid="000067dc" style:font-size-asian="12.25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P4</text:p>
      <text:p text:style-name="P1"/>
      <text:p text:style-name="P2"><text:tab/>Lorsque la séance de TP a débuté, nous avons récupéré le matériel qui était arrivé. Ainsi nous avons pu avoir notre écran définitif. Après cela, j’ai passé un tiers de la séance à vérifier les bibliothèques, me renseigner sur les branchements et tester sur la carte esp32 VROOM devkit v1 donné par les profs. </text:p>
      <text:p text:style-name="P2"><text:tab/>Seulement mon ordinateur ne détectait pas la carte ce qui m’a pris beaucoup de temps durant la séance. Après une demi heure à vouloir régler le problème, j’ai donc essayé l’écran sur la carte Arduino UNO. J’ai du me renseigner donc sur les branchements puis téléchargé de nouvelles bibliothèques. </text:p>
      <text:p text:style-name="P2"><text:tab/>Après cela, j’ai enfin pu faire les programmes de Test permettant à l’écran de s’allumer. La fin de la séance était destiné à vérifier les codes qui, bien sûr, ne fonctionnait pas sur cet carte là. J’ai donc du me renseigner sur le code Test qui a permis d’allumer l’écran afin de le comprendre et le modifier pour avoir une base avant l’arriver de notre carte esp32-C3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6T19:19:27.467000000</meta:creation-date>
    <dc:date>2024-01-26T19:29:19.573000000</dc:date>
    <meta:editing-duration>PT9M53S</meta:editing-duration>
    <meta:editing-cycles>1</meta:editing-cycles>
    <meta:document-statistic meta:table-count="0" meta:image-count="0" meta:object-count="0" meta:page-count="1" meta:paragraph-count="4" meta:word-count="171" meta:character-count="982" meta:non-whitespace-character-count="810"/>
    <meta:generator>LibreOffice/7.4.0.3$Windows_X86_64 LibreOffice_project/f85e47c08ddd19c015c0114a68350214f7066f5a</meta:generator>
  </office:meta>
</office:document-meta>
</file>